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7.06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152.31pt"/>
    </style:style>
    <style:style style:name="co4" style:family="table-column">
      <style:table-column-properties fo:break-before="auto" style:column-width="52.81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130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119.1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can_sensor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Lib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C15;C5;C17;C13;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603_HandSolder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pacitors_SM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0603C105K8P</text:p>
          </table:table-cell>
        </table:table-row>
        <table:table-row table:style-name="ro1">
          <table:table-cell office:value-type="string" calcext:value-type="string">
            <text:p>C6;C16;C9;C10;C2;C8;C4;C18;C14;C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HandSolderi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apacitors_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;C3;C1;C19;C2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603_HandSolder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pacitors_SM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0603C105K8P</text:p>
          </table:table-cell>
        </table:table-row>
        <table:table-row table:style-name="ro1">
          <table:table-cell office:value-type="string" calcext:value-type="string">
            <text:p>D1;D2;D3;D4</text:p>
          </table:table-cell>
          <table:table-cell office:value-type="string" calcext:value-type="string">
            <text:p>hi_v</text:p>
          </table:table-cell>
          <table:table-cell office:value-type="string" calcext:value-type="string">
            <text:p>SOD-12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odes_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odes_SM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D1206S040S0R5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Molex-duraClick-4con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_Connecto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53261-047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Molex-duraClick-4con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_Connecto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53261-0471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_Straight_1x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_Hea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10118194-0001LF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AN_IN</text:p>
          </table:table-cell>
          <table:table-cell office:value-type="string" calcext:value-type="string">
            <text:p>Molex-duraClick-4con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_Connecto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53261-0471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AN_OUT</text:p>
          </table:table-cell>
          <table:table-cell office:value-type="string" calcext:value-type="string">
            <text:p>Molex-duraClick-4con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_Connecto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53261-0471</text:p>
          </table:table-cell>
        </table:table-row>
        <table:table-row table:style-name="ro1">
          <table:table-cell office:value-type="string" calcext:value-type="string">
            <text:p>R1;R9;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istors_SM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603-100K-E3</text:p>
          </table:table-cell>
        </table:table-row>
        <table:table-row table:style-name="ro1">
          <table:table-cell office:value-type="string" calcext:value-type="string">
            <text:p>R10;R11;R12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istors_SM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603-120-E3</text:p>
          </table:table-cell>
        </table:table-row>
        <table:table-row table:style-name="ro1">
          <table:table-cell office:value-type="string" calcext:value-type="string">
            <text:p>R6;R5;R3;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0603_HandSolder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istors_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SPST_FSMS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ttons_Switches_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W_SPST_FSMS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ttons_Switches_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NJM2870F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_SOT_Packages_SM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3-NJM2870F05-TE2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IC5317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_SOT_Packages_SM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98-MIC5317-3.3YM5TR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TM32F042C6</text:p>
          </table:table-cell>
          <table:table-cell office:value-type="string" calcext:value-type="string">
            <text:p>TQFP-48_7x7mm_Pitch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usings_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2562</text:p>
          </table:table-cell>
          <table:table-cell office:value-type="string" calcext:value-type="string">
            <text:p>SOIC-8-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D_Packag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79-MCP2562-E/SN</text:p>
          </table:table-cell>
        </table:table-row>
      </table:table>
      <table:named-expressions/>
      <table:database-ranges>
        <table:database-range table:name="__Anonymous_Sheet_DB__0" table:target-range-address="can_sensor_BOM.A1:can_sensor_BOM.H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8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3T09:37:30.822625136</dc:date>
    <dc:creator>Samuel Ellicott</dc:creator>
    <meta:editing-duration>PT12M</meta:editing-duration>
    <meta:editing-cycles>6</meta:editing-cycles>
    <meta:generator>LibreOffice/5.2.2.2.0$Linux_X86_64 LibreOffice_project/20m0$Build-2</meta:generator>
    <meta:document-statistic meta:table-count="1" meta:cell-count="144" meta:object-count="0"/>
  </office:meta>
</office:document-meta>
</file>